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style:font-name="Arial" fo:font-size="10pt" style:font-size-asian="10pt" style:font-size-complex="10pt"/>
    </style:style>
    <style:style style:name="P2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color="#0000c0"/>
    </style:style>
    <style:style style:name="T5" style:family="text">
      <style:text-properties fo:color="#557f5f"/>
    </style:style>
    <style:style style:name="T6" style:family="text">
      <style:text-properties fo:color="#00ae00"/>
    </style:style>
    <style:style style:name="T7" style:family="text">
      <style:text-properties fo:color="#00ae00" fo:font-weight="bold" style:font-weight-asian="bold" style:font-weight-complex="bold"/>
    </style:style>
    <style:style style:name="T8" style:family="text">
      <style:text-properties fo:color="#00ae00" style:font-name="Arial" fo:font-weight="normal" style:font-weight-asian="normal" style:font-weight-complex="normal"/>
    </style:style>
    <style:style style:name="T9" style:family="text">
      <style:text-properties fo:color="#3f55b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 fo:font-style="italic" style:font-style-asian="italic" style:font-style-complex="italic"/>
    </style:style>
    <style:style style:name="T17" style:family="text">
      <style:text-properties fo:color="#896612"/>
    </style:style>
    <style:style style:name="T18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ffiliate – wczytanie do bazy przykładowych danych.</text:p>
      <text:p text:style-name="P1"/>
      <text:p text:style-name="P1">//src/Ens/JobeetBundle/DataFixtures/ORM/LoadAffiliateData.php</text:p>
      <text:p text:style-name="P2"/>
      <text:p text:style-name="P2">&lt;?php</text:p>
      <text:p text:style-name="P4"/>
      <text:p text:style-name="P5">namespace Ens\JobeetBundle\DataFixtures\ORM;</text:p>
      <text:p text:style-name="P5"><text:s/></text:p>
      <text:p text:style-name="P4"><text:span text:style-name="T1">use </text:span><text:span text:style-name="T2">Doctrine\Common\Persistence\ObjectManager;</text:span></text:p>
      <text:p text:style-name="P4"><text:span text:style-name="T1">use </text:span><text:span text:style-name="T2">Doctrine\Common\DataFixtures\AbstractFixture;</text:span></text:p>
      <text:p text:style-name="P4"><text:span text:style-name="T1">use </text:span><text:span text:style-name="T2">Doctrine\Common\DataFixtures\OrderedFixtureInterface;</text:span></text:p>
      <text:p text:style-name="P4"><text:span text:style-name="T1">use </text:span><text:span text:style-name="T2">Ens\JobeetBundle\Entity\Affiliate;</text:span></text:p>
      <text:p text:style-name="P4"/>
      <text:p text:style-name="P4"/>
      <text:p text:style-name="P4"><text:span text:style-name="T1">class </text:span><text:span text:style-name="T2">LoadAffiliateData </text:span><text:span text:style-name="T1">extends </text:span><text:span text:style-name="T2">AbstractFixture </text:span><text:span text:style-name="T1">implements </text:span><text:span text:style-name="T2">OrderedFixtureInterface</text:span></text:p>
      <text:p text:style-name="P5">{</text:p>
      <text:p text:style-name="P4"><text:span text:style-name="T2"><text:s text:c="4"/></text:span><text:span text:style-name="T1">public function </text:span><text:span text:style-name="T2">load(ObjectManager $em)</text:span></text:p>
      <text:p text:style-name="P5"><text:s text:c="4"/>{</text:p>
      <text:p text:style-name="P4"><text:span text:style-name="T2"><text:s text:c="8"/>$affiliate = </text:span><text:span text:style-name="T1">new </text:span><text:span text:style-name="T2">Affiliate();</text:span></text:p>
      <text:p text:style-name="P5"><text:s/></text:p>
      <text:p text:style-name="P4"><text:span text:style-name="T2"><text:s text:c="8"/>$affiliate-&gt;setUrl(</text:span><text:span text:style-name="T4">'http://sensio-labs.com/'</text:span><text:span text:style-name="T2">);</text:span></text:p>
      <text:p text:style-name="P4"><text:span text:style-name="T2"><text:s text:c="8"/>$affiliate-&gt;setEmail(</text:span><text:span text:style-name="T4">'address1@example.com'</text:span><text:span text:style-name="T2">);</text:span></text:p>
      <text:p text:style-name="P4"><text:span text:style-name="T2"><text:s text:c="8"/>$affiliate-&gt;setToken(</text:span><text:span text:style-name="T4">'sensio-labs'</text:span><text:span text:style-name="T2">);</text:span></text:p>
      <text:p text:style-name="P4"><text:span text:style-name="T2"><text:s text:c="8"/>$affiliate-&gt;setIsActive(</text:span><text:span text:style-name="T1">true</text:span><text:span text:style-name="T2">);</text:span></text:p>
      <text:p text:style-name="P4"><text:span text:style-name="T2"><text:s text:c="8"/>$affiliate-&gt;addCategorie($em-&gt;merge($this-&gt;getReference(</text:span><text:span text:style-name="T4">'category-programming'</text:span><text:span text:style-name="T2">)));</text:span></text:p>
      <text:p text:style-name="P5"><text:s/></text:p>
      <text:p text:style-name="P5"><text:s text:c="8"/>$em-&gt;persist($affiliate);</text:p>
      <text:p text:style-name="P5"><text:s/></text:p>
      <text:p text:style-name="P4"><text:span text:style-name="T2"><text:s text:c="8"/>$affiliate = </text:span><text:span text:style-name="T1">new </text:span><text:span text:style-name="T2">Affiliate();</text:span></text:p>
      <text:p text:style-name="P5"><text:s/></text:p>
      <text:p text:style-name="P4"><text:span text:style-name="T2"><text:s text:c="8"/>$affiliate-&gt;setUrl(</text:span><text:span text:style-name="T4">'/'</text:span><text:span text:style-name="T2">);</text:span></text:p>
      <text:p text:style-name="P4"><text:span text:style-name="T2"><text:s text:c="8"/>$affiliate-&gt;setEmail(</text:span><text:span text:style-name="T4">'address2@example.org'</text:span><text:span text:style-name="T2">);</text:span></text:p>
      <text:p text:style-name="P4"><text:span text:style-name="T2"><text:s text:c="8"/>$affiliate-&gt;setToken(</text:span><text:span text:style-name="T4">'symfony'</text:span><text:span text:style-name="T2">);</text:span></text:p>
      <text:p text:style-name="P4"><text:span text:style-name="T2"><text:s text:c="8"/>$affiliate-&gt;setIsActive(</text:span><text:span text:style-name="T1">false</text:span><text:span text:style-name="T2">);</text:span></text:p>
      <text:p text:style-name="P4"><text:span text:style-name="T2"><text:s text:c="8"/>$affiliate-&gt;addCategorie($em-&gt;merge($this-&gt;getReference(</text:span><text:span text:style-name="T4">'category-programming'</text:span><text:span text:style-name="T2">)));</text:span></text:p>
      <text:p text:style-name="P4"><text:span text:style-name="T2"><text:s text:c="8"/>$affiliate-&gt;addCategorie($em-&gt;merge($this-&gt;getReference(</text:span><text:span text:style-name="T4">'category-design'</text:span><text:span text:style-name="T2">)));</text:span></text:p>
      <text:p text:style-name="P5"><text:s/></text:p>
      <text:p text:style-name="P5"><text:s text:c="8"/>$em-&gt;persist($affiliate);</text:p>
      <text:p text:style-name="P5"><text:s text:c="8"/>$em-&gt;flush();</text:p>
      <text:p text:style-name="P5"><text:s/></text:p>
      <text:p text:style-name="P4"><text:span text:style-name="T2"><text:s text:c="8"/>$this-&gt;addReference(</text:span><text:span text:style-name="T4">'affiliate'</text:span><text:span text:style-name="T2">, $affiliate);</text:span></text:p>
      <text:p text:style-name="P5"><text:s text:c="4"/>}</text:p>
      <text:p text:style-name="P5"><text:s/></text:p>
      <text:p text:style-name="P4"><text:span text:style-name="T2"><text:s text:c="4"/></text:span><text:span text:style-name="T1">public function </text:span><text:span text:style-name="T2">getOrder()</text:span></text:p>
      <text:p text:style-name="P5"><text:s text:c="4"/>{</text:p>
      <text:p text:style-name="P4"><text:span text:style-name="T2"><text:s text:c="8"/></text:span><text:span text:style-name="T1">return </text:span><text:span text:style-name="T2">3; </text:span><text:span text:style-name="T5">// This represents the order in which fixtures will be loaded</text:span></text:p>
      <text:p text:style-name="P5"><text:s text:c="4"/>}</text:p>
      <text:p text:style-name="P5">}</text:p>
      <text:p text:style-name="P1"/>
      <text:p text:style-name="P1">2. Załadowanie danych do tabeli w bazie danych</text:p>
      <text:p text:style-name="P1"/>
      <text:p text:style-name="P3">php app/console doctrine:fixtures:load</text:p>
      <text:p text:style-name="P1"/>
      <text:p text:style-name="P1">3. Dodanie tokiena</text:p>
      <text:p text:style-name="P1"/>
      <text:p text:style-name="P23"># src/Ens/JobeetBundle/Resources/config/doctrine/Affiliate.orm.yml</text:p>
      <text:p text:style-name="P23">...</text:p>
      <text:p text:style-name="P23"><text:s text:c="2"/>lifecycleCallbacks:</text:p>
      <text:p text:style-name="P8"><text:s text:c="4"/>prePersist: [ setCreatedAtValue, <text:span text:style-name="T6">setTokenValue</text:span> ]</text:p>
      <text:p text:style-name="P8"/>
      <text:p text:style-name="P10"><text:soft-page-break/>4. Dodanie metody:</text:p>
      <text:p text:style-name="P10"/>
      <text:p text:style-name="P13">php app/console doctrine:generate:entities EnsJobeetBundle</text:p>
      <text:p text:style-name="P10"/>
      <text:p text:style-name="P10">5. Modyfikacja metody</text:p>
      <text:p text:style-name="P10"/>
      <text:p text:style-name="P10"><text:span text:style-name="T2">//src/Ens/JobeetBundle/Entity/Affiliate.php</text:span></text:p>
      <text:p text:style-name="P10"><text:span text:style-name="T2"/></text:p>
      <text:p text:style-name="P8"><text:span text:style-name="T2"><text:s text:c="4"/></text:span><text:span text:style-name="T9">/**</text:span></text:p>
      <text:p text:style-name="P14"><text:s text:c="5"/>* @ORM\PrePersist</text:p>
      <text:p text:style-name="P14"><text:s text:c="5"/>*/</text:p>
      <text:p text:style-name="P8"><text:span text:style-name="T2"><text:s text:c="4"/></text:span><text:span text:style-name="T1">public function </text:span><text:span text:style-name="T2">setTokenValue()</text:span></text:p>
      <text:p text:style-name="P7"><text:s text:c="4"/>{</text:p>
      <text:p text:style-name="P8"><text:span text:style-name="T2"><text:s text:c="8"/></text:span><text:span text:style-name="T5">// Add your code here</text:span></text:p>
      <text:p text:style-name="P15"><text:s text:c="8"/><text:span text:style-name="T10">if</text:span>(!$this-&gt;getToken()) {</text:p>
      <text:p text:style-name="P15"><text:s text:c="12"/>$token = sha1($this-&gt;getEmail().rand(11111, 99999));</text:p>
      <text:p text:style-name="P15"><text:s text:c="12"/>$this-&gt;token = $token;</text:p>
      <text:p text:style-name="P15"><text:s text:c="8"/>}</text:p>
      <text:p text:style-name="P15"><text:s/></text:p>
      <text:p text:style-name="P15"><text:s text:c="8"/><text:span text:style-name="T10">return </text:span>$this;</text:p>
      <text:p text:style-name="P8"><text:span text:style-name="T2"><text:s text:c="4"/>}</text:span></text:p>
      <text:p text:style-name="P10"/>
      <text:p text:style-name="P10">6. Przeładowanie danych:</text:p>
      <text:p text:style-name="P10"/>
      <text:p text:style-name="P13">php app/console doctrine:fixtures:load</text:p>
      <text:p text:style-name="P13"/>
      <text:p text:style-name="P13"/>
      <text:p text:style-name="P18">The Job Web Service – Tworzenie Api</text:p>
      <text:p text:style-name="P17"/>
      <text:p text:style-name="P17">1. Dodanie routingu</text:p>
      <text:p text:style-name="P17"/>
      <text:p text:style-name="P17">//src/Ens/JobeetBundle/Resources/config/routing.yml</text:p>
      <text:p text:style-name="P17">...</text:p>
      <text:p text:style-name="P16">ens_jobeet_api:</text:p>
      <text:p text:style-name="P15"><text:s text:c="4"/>pattern: /api/{token}/jobs.{_format}</text:p>
      <text:p text:style-name="P15"><text:s text:c="4"/>defaults: {_controller: "EnsJobeetBundle:Api:list"}</text:p>
      <text:p text:style-name="P15"><text:s text:c="4"/>requirements:</text:p>
      <text:p text:style-name="P15"><text:s text:c="8"/>_format: xml|json|yaml</text:p>
      <text:p text:style-name="P15"/>
      <text:p text:style-name="P20">2. Stworzenie kontrolera:</text:p>
      <text:p text:style-name="P20"/>
      <text:p text:style-name="P20">src/Ens/JobeetBundle/Controller/ApiController.php</text:p>
      <text:p text:style-name="P20"/>
      <text:p text:style-name="P21">&lt;?php</text:p>
      <text:p text:style-name="P8"/>
      <text:p text:style-name="P7">namespace Ens\JobeetBundle\Controller;</text:p>
      <text:p text:style-name="P7"><text:s/></text:p>
      <text:p text:style-name="P8"><text:span text:style-name="T1">use </text:span><text:span text:style-name="T2">Symfony\Bundle\FrameworkBundle\Controller\Controller;</text:span></text:p>
      <text:p text:style-name="P8"><text:span text:style-name="T1">use </text:span><text:span text:style-name="T2">Symfony\Component\HttpFoundation\Request;</text:span></text:p>
      <text:p text:style-name="P8"><text:span text:style-name="T1">use </text:span><text:span text:style-name="T2">Symfony\Component\HttpFoundation\Response;</text:span></text:p>
      <text:p text:style-name="P8"><text:span text:style-name="T1">use </text:span><text:span text:style-name="T2">Ens\JobeetBundle\Entity\Affiliate;</text:span></text:p>
      <text:p text:style-name="P8"><text:span text:style-name="T1">use </text:span><text:span text:style-name="T2">Ens\JobeetBundle\Entity\Job;</text:span></text:p>
      <text:p text:style-name="P8"><text:span text:style-name="T1">use </text:span><text:span text:style-name="T2">Ens\JobeetBundle\Repository\AffiliateRepository;</text:span></text:p>
      <text:p text:style-name="P7"><text:s/></text:p>
      <text:p text:style-name="P8"><text:span text:style-name="T1">class </text:span><text:span text:style-name="T2">ApiController </text:span><text:span text:style-name="T1">extends </text:span><text:span text:style-name="T2">Controller</text:span></text:p>
      <text:p text:style-name="P7">{</text:p>
      <text:p text:style-name="P8"><text:span text:style-name="T2"><text:s text:c="4"/></text:span><text:span text:style-name="T1">public function </text:span><text:span text:style-name="T2">listAction(Request $request, $token)</text:span></text:p>
      <text:p text:style-name="P7"><text:s text:c="4"/>{</text:p>
      <text:p text:style-name="P7"><text:s text:c="8"/>$em = $this-&gt;getDoctrine()-&gt;getManager();</text:p>
      <text:p text:style-name="P7"><text:s/></text:p>
      <text:p text:style-name="P8"><text:span text:style-name="T2"><text:s text:c="8"/>$jobs = </text:span><text:span text:style-name="T1">array</text:span><text:span text:style-name="T2">();</text:span></text:p>
      <text:p text:style-name="P7"><text:s/></text:p>
      <text:p text:style-name="P8"><text:span text:style-name="T2"><text:s text:c="8"/>$rep = $em-&gt;getRepository(</text:span><text:span text:style-name="T4">'EnsJobeetBundle:Affiliate'</text:span><text:span text:style-name="T2">);</text:span></text:p>
      <text:p text:style-name="P7"><text:soft-page-break/><text:s text:c="8"/>$affiliate = $rep-&gt;getForToken($token);</text:p>
      <text:p text:style-name="P7"><text:s/></text:p>
      <text:p text:style-name="P8"><text:span text:style-name="T2"><text:s text:c="8"/></text:span><text:span text:style-name="T1">if</text:span><text:span text:style-name="T2">(!$affiliate) { </text:span></text:p>
      <text:p text:style-name="P8"><text:span text:style-name="T2"><text:s text:c="12"/></text:span><text:span text:style-name="T1">throw </text:span><text:span text:style-name="T2">$this-&gt;createNotFoundException(</text:span><text:span text:style-name="T4">'This affiliate account does not exist!'</text:span><text:span text:style-name="T2">);</text:span></text:p>
      <text:p text:style-name="P7"><text:s text:c="8"/>}</text:p>
      <text:p text:style-name="P7"><text:s/></text:p>
      <text:p text:style-name="P8"><text:span text:style-name="T2"><text:s text:c="8"/>$rep = $em-&gt;getRepository(</text:span><text:span text:style-name="T4">'EnsJobeetBundle:Job'</text:span><text:span text:style-name="T2">);</text:span></text:p>
      <text:p text:style-name="P8"><text:span text:style-name="T2"><text:s text:c="8"/>$active_jobs = $rep-&gt;getActiveJobs(</text:span><text:span text:style-name="T1">null</text:span><text:span text:style-name="T2">, </text:span><text:span text:style-name="T1">null</text:span><text:span text:style-name="T2">, </text:span><text:span text:style-name="T1">null</text:span><text:span text:style-name="T2">, $affiliate-&gt;getId());</text:span></text:p>
      <text:p text:style-name="P7"><text:s/></text:p>
      <text:p text:style-name="P8"><text:span text:style-name="T2"><text:s text:c="8"/></text:span><text:span text:style-name="T1">foreach </text:span><text:span text:style-name="T2">($active_jobs </text:span><text:span text:style-name="T1">as </text:span><text:span text:style-name="T2">$job) {</text:span></text:p>
      <text:p text:style-name="P8"><text:span text:style-name="T2"><text:s text:c="12"/>$jobs[$this-&gt;get(</text:span><text:span text:style-name="T4">'router'</text:span><text:span text:style-name="T2">)-&gt;generate(</text:span><text:span text:style-name="T4">'ens_job_show'</text:span><text:span text:style-name="T2">, </text:span><text:span text:style-name="T1">array</text:span><text:span text:style-name="T2">(</text:span><text:span text:style-name="T4">'company' </text:span><text:span text:style-name="T2">=&gt; $job-&gt;getCompanySlug(), </text:span><text:span text:style-name="T4">'location' </text:span><text:span text:style-name="T2">=&gt; $job-&gt;getLocationSlug(), </text:span><text:span text:style-name="T4">'id' </text:span><text:span text:style-name="T2">=&gt; $job-&gt;getId(), </text:span><text:span text:style-name="T4">'position' </text:span><text:span text:style-name="T2">=&gt; $job-&gt;getPositionSlug()), </text:span><text:span text:style-name="T1">true</text:span><text:span text:style-name="T2">)] = $job-&gt;asArray($request-&gt;getHost());</text:span></text:p>
      <text:p text:style-name="P7"><text:s text:c="8"/>}</text:p>
      <text:p text:style-name="P7"><text:s/></text:p>
      <text:p text:style-name="P7"><text:s text:c="8"/>$format = $request-&gt;getRequestFormat();</text:p>
      <text:p text:style-name="P7"><text:s text:c="8"/>$jsonData = json_encode($jobs);</text:p>
      <text:p text:style-name="P7"><text:s/></text:p>
      <text:p text:style-name="P8"><text:span text:style-name="T2"><text:s text:c="8"/></text:span><text:span text:style-name="T1">if </text:span><text:span text:style-name="T2">($format == </text:span><text:span text:style-name="T4">"json"</text:span><text:span text:style-name="T2">) {</text:span></text:p>
      <text:p text:style-name="P8"><text:span text:style-name="T2"><text:s text:c="12"/>$headers = </text:span><text:span text:style-name="T1">array</text:span><text:span text:style-name="T2">(</text:span><text:span text:style-name="T4">'Content-Type' </text:span><text:span text:style-name="T2">=&gt; </text:span><text:span text:style-name="T4">'application/json'</text:span><text:span text:style-name="T2">); </text:span></text:p>
      <text:p text:style-name="P8"><text:span text:style-name="T2"><text:s text:c="12"/>$response = </text:span><text:span text:style-name="T1">new </text:span><text:span text:style-name="T2">Response($jsonData, 200, $headers);</text:span></text:p>
      <text:p text:style-name="P7"><text:s/></text:p>
      <text:p text:style-name="P8"><text:span text:style-name="T2"><text:s text:c="12"/></text:span><text:span text:style-name="T1">return </text:span><text:span text:style-name="T2">$response;</text:span></text:p>
      <text:p text:style-name="P7"><text:s text:c="8"/>}</text:p>
      <text:p text:style-name="P7"><text:s/></text:p>
      <text:p text:style-name="P8"><text:span text:style-name="T2"><text:s text:c="8"/></text:span><text:span text:style-name="T1">return </text:span><text:span text:style-name="T2">$this-&gt;render(</text:span><text:span text:style-name="T4">'EnsJobeetBundle:Api:jobs.' </text:span><text:span text:style-name="T2">. $format . </text:span><text:span text:style-name="T4">'.twig'</text:span><text:span text:style-name="T2">, </text:span><text:span text:style-name="T1">array</text:span><text:span text:style-name="T2">(</text:span><text:span text:style-name="T4">'jobs' </text:span><text:span text:style-name="T2">=&gt; $jobs)); <text:s/></text:span></text:p>
      <text:p text:style-name="P7"><text:s text:c="4"/>}</text:p>
      <text:p text:style-name="P7">}</text:p>
      <text:p text:style-name="P20"/>
      <text:p text:style-name="P20">3. Podłączenie klasy repozytorium</text:p>
      <text:p text:style-name="P20"/>
      <text:p text:style-name="P19"># src/Ens/JobeetBundle/Resources/config/doctrine/Affiliate.orm.yml</text:p>
      <text:p text:style-name="P8">Ens\JobeetBundle\Entity\Affiliate:</text:p>
      <text:p text:style-name="P8"><text:s text:c="2"/>type: entity</text:p>
      <text:p text:style-name="P8"><text:s text:c="2"/><text:span text:style-name="T6">repositoryClass: Ens\JobeetBundle\Repository\AffiliateRepository</text:span></text:p>
      <text:p text:style-name="P8"><text:s text:c="2"/>table: affiliate</text:p>
      <text:p text:style-name="P8"/>
      <text:p text:style-name="P10">4. Stworzenie klasy repozytorium</text:p>
      <text:p text:style-name="P10"/>
      <text:p text:style-name="P10">src/Ens/JobeetBundle/Repository/AffiliateRepository.php</text:p>
      <text:p text:style-name="P10"/>
      <text:p text:style-name="P8"><text:span text:style-name="T11">&lt;?php</text:span><text:span text:style-name="T2"> </text:span></text:p>
      <text:p text:style-name="P8"/>
      <text:p text:style-name="P7">namespace Ens\JobeetBundle\Repository;</text:p>
      <text:p text:style-name="P7"><text:s/></text:p>
      <text:p text:style-name="P8"><text:span text:style-name="T1">use </text:span><text:span text:style-name="T2">Doctrine\ORM\EntityRepository;</text:span></text:p>
      <text:p text:style-name="P7"><text:s/></text:p>
      <text:p text:style-name="P14">/**</text:p>
      <text:p text:style-name="P14"><text:s/>* AffiliateRepository</text:p>
      <text:p text:style-name="P14"><text:s/>*</text:p>
      <text:p text:style-name="P14"><text:s/>* This class was generated by the Doctrine ORM. Add your own custom</text:p>
      <text:p text:style-name="P14"><text:s/>* repository methods below.</text:p>
      <text:p text:style-name="P14"><text:s/>*/</text:p>
      <text:p text:style-name="P8"><text:span text:style-name="T1">class </text:span><text:span text:style-name="T2">AffiliateRepository </text:span><text:span text:style-name="T1">extends </text:span><text:span text:style-name="T2">EntityRepository</text:span></text:p>
      <text:p text:style-name="P7">{</text:p>
      <text:p text:style-name="P8"><text:span text:style-name="T2"><text:s text:c="4"/></text:span><text:span text:style-name="T1">public function </text:span><text:span text:style-name="T2">getForToken($token)</text:span></text:p>
      <text:p text:style-name="P7"><text:s text:c="4"/>{</text:p>
      <text:p text:style-name="P8"><text:span text:style-name="T2"><text:s text:c="8"/>$qb = $this-&gt;createQueryBuilder(</text:span><text:span text:style-name="T4">'a'</text:span><text:span text:style-name="T2">)</text:span></text:p>
      <text:p text:style-name="P8"><text:span text:style-name="T2"><text:s text:c="12"/>-&gt;where(</text:span><text:span text:style-name="T4">'a.is_active = :active'</text:span><text:span text:style-name="T2">)</text:span></text:p>
      <text:p text:style-name="P8"><text:span text:style-name="T2"><text:s text:c="12"/>-&gt;setParameter(</text:span><text:span text:style-name="T4">'active'</text:span><text:span text:style-name="T2">, 1)</text:span></text:p>
      <text:p text:style-name="P8"><text:soft-page-break/><text:span text:style-name="T2"><text:s text:c="12"/>-&gt;andWhere(</text:span><text:span text:style-name="T4">'a.token = :token'</text:span><text:span text:style-name="T2">)</text:span></text:p>
      <text:p text:style-name="P8"><text:span text:style-name="T2"><text:s text:c="12"/>-&gt;setParameter(</text:span><text:span text:style-name="T4">'token'</text:span><text:span text:style-name="T2">, $token)</text:span></text:p>
      <text:p text:style-name="P7"><text:s text:c="12"/>-&gt;setMaxResults(1)</text:p>
      <text:p text:style-name="P7"><text:s text:c="8"/>;</text:p>
      <text:p text:style-name="P7"><text:s/></text:p>
      <text:p text:style-name="P8"><text:span text:style-name="T2"><text:s text:c="8"/></text:span><text:span text:style-name="T1">try</text:span><text:span text:style-name="T2">{</text:span></text:p>
      <text:p text:style-name="P7"><text:s text:c="12"/>$affiliate = $qb-&gt;getQuery()-&gt;getSingleResult();</text:p>
      <text:p text:style-name="P8"><text:span text:style-name="T2"><text:s text:c="8"/>} </text:span><text:span text:style-name="T1">catch</text:span><text:span text:style-name="T2">(\Doctrine\Orm\NoResultException $e){</text:span></text:p>
      <text:p text:style-name="P8"><text:span text:style-name="T2"><text:s text:c="12"/>$affiliate = </text:span><text:span text:style-name="T1">null</text:span><text:span text:style-name="T2">;</text:span></text:p>
      <text:p text:style-name="P7"><text:s text:c="8"/>}</text:p>
      <text:p text:style-name="P7"><text:s/></text:p>
      <text:p text:style-name="P8"><text:span text:style-name="T2"><text:s text:c="8"/></text:span><text:span text:style-name="T1">return </text:span><text:span text:style-name="T2">$affiliate;</text:span></text:p>
      <text:p text:style-name="P7"><text:s text:c="4"/>}</text:p>
      <text:p text:style-name="P8"><text:span text:style-name="T2">}</text:span></text:p>
      <text:p text:style-name="P8"><text:span text:style-name="T2"/></text:p>
      <text:p text:style-name="P10"><text:span text:style-name="T2">5. Modyfikacja metody w klasie JobRepository.php</text:span></text:p>
      <text:p text:style-name="P10"><text:span text:style-name="T2"/></text:p>
      <text:p text:style-name="P10"><text:span text:style-name="T2">src/Ens/JobeetBundle/Repository/JobRepository.php</text:span></text:p>
      <text:p text:style-name="P10"><text:span text:style-name="T2"/></text:p>
      <text:p text:style-name="P21">&lt;?php</text:p>
      <text:p text:style-name="P8"/>
      <text:p text:style-name="P7">namespace Ens\JobeetBundle\Repository;</text:p>
      <text:p text:style-name="P8"/>
      <text:p text:style-name="P8"><text:span text:style-name="T1">use </text:span><text:span text:style-name="T2">Doctrine\ORM\EntityRepository;</text:span></text:p>
      <text:p text:style-name="P8"/>
      <text:p text:style-name="P14">/**</text:p>
      <text:p text:style-name="P14"><text:s/>* JobRepository</text:p>
      <text:p text:style-name="P14"><text:s/>*</text:p>
      <text:p text:style-name="P14"><text:s/>* This class was generated by the Doctrine ORM. Add your own custom</text:p>
      <text:p text:style-name="P14"><text:s/>* repository methods below.</text:p>
      <text:p text:style-name="P14"><text:s/>*/</text:p>
      <text:p text:style-name="P8"><text:span text:style-name="T1">class </text:span><text:span text:style-name="T2">JobRepository </text:span><text:span text:style-name="T1">extends </text:span><text:span text:style-name="T2">EntityRepository</text:span></text:p>
      <text:p text:style-name="P7">{</text:p>
      <text:p text:style-name="P8"><text:span text:style-name="T2"><text:s text:c="2"/></text:span><text:span text:style-name="T1">public function </text:span><text:span text:style-name="T2">getActiveJobs($category_id = </text:span><text:span text:style-name="T1">null</text:span><text:span text:style-name="T2">, $max = </text:span><text:span text:style-name="T1">null</text:span><text:span text:style-name="T2">, $offset = </text:span><text:span text:style-name="T1">null</text:span><text:span text:style-name="T2">, </text:span><text:span text:style-name="T6">$affiliate_id = </text:span><text:span text:style-name="T7">null</text:span><text:span text:style-name="T2">)</text:span></text:p>
      <text:p text:style-name="P7"><text:s text:c="2"/>{</text:p>
      <text:p text:style-name="P8"><text:span text:style-name="T2"><text:s text:c="4"/>$qb = $this-&gt;createQueryBuilder(</text:span><text:span text:style-name="T4">'j'</text:span><text:span text:style-name="T2">)</text:span></text:p>
      <text:p text:style-name="P8"><text:span text:style-name="T2"><text:s text:c="6"/>-&gt;where(</text:span><text:span text:style-name="T4">'j.expires_at &gt; :date'</text:span><text:span text:style-name="T2">)</text:span></text:p>
      <text:p text:style-name="P8"><text:span text:style-name="T2"><text:s text:c="6"/>-&gt;setParameter(</text:span><text:span text:style-name="T4">'date'</text:span><text:span text:style-name="T2">, date(</text:span><text:span text:style-name="T4">'Y-m-d H:i:s'</text:span><text:span text:style-name="T2">, time()))</text:span></text:p>
      <text:p text:style-name="P8"><text:span text:style-name="T2"><text:s text:c="6"/>-&gt;andWhere(</text:span><text:span text:style-name="T4">'j.is_activated = :activated'</text:span><text:span text:style-name="T2">)</text:span></text:p>
      <text:p text:style-name="P8"><text:span text:style-name="T2"><text:s text:c="6"/>-&gt;setParameter(</text:span><text:span text:style-name="T4">'activated'</text:span><text:span text:style-name="T2">, 1)</text:span></text:p>
      <text:p text:style-name="P8"><text:span text:style-name="T2"><text:s text:c="6"/>-&gt;orderBy(</text:span><text:span text:style-name="T4">'j.expires_at'</text:span><text:span text:style-name="T2">, </text:span><text:span text:style-name="T4">'DESC'</text:span><text:span text:style-name="T2">);</text:span></text:p>
      <text:p text:style-name="P8"/>
      <text:p text:style-name="P8"><text:span text:style-name="T2"><text:s text:c="4"/></text:span><text:span text:style-name="T1">if</text:span><text:span text:style-name="T2">($max)</text:span></text:p>
      <text:p text:style-name="P7"><text:s text:c="4"/>{</text:p>
      <text:p text:style-name="P7"><text:s text:c="6"/>$qb-&gt;setMaxResults($max);</text:p>
      <text:p text:style-name="P7"><text:s text:c="4"/>}</text:p>
      <text:p text:style-name="P7"><text:s text:c="4"/></text:p>
      <text:p text:style-name="P8"><text:span text:style-name="T2"><text:s text:c="4"/></text:span><text:span text:style-name="T1">if</text:span><text:span text:style-name="T2">($offset)</text:span></text:p>
      <text:p text:style-name="P7"><text:s text:c="4"/>{</text:p>
      <text:p text:style-name="P7"><text:s text:c="6"/>$qb-&gt;setFirstResult($offset);</text:p>
      <text:p text:style-name="P7"><text:s text:c="4"/>}</text:p>
      <text:p text:style-name="P7"><text:s text:c="5"/></text:p>
      <text:p text:style-name="P8"><text:span text:style-name="T2"><text:s text:c="4"/></text:span><text:span text:style-name="T1">if</text:span><text:span text:style-name="T2">($category_id)</text:span></text:p>
      <text:p text:style-name="P7"><text:s text:c="4"/>{</text:p>
      <text:p text:style-name="P8"><text:span text:style-name="T2"><text:s text:c="6"/>$qb-&gt;andWhere(</text:span><text:span text:style-name="T4">'j.category = :category_id'</text:span><text:span text:style-name="T2">)</text:span></text:p>
      <text:p text:style-name="P8"><text:span text:style-name="T2"><text:s text:c="9"/>-&gt;setParameter(</text:span><text:span text:style-name="T4">'category_id'</text:span><text:span text:style-name="T2">, $category_id);</text:span></text:p>
      <text:p text:style-name="P7"><text:s text:c="4"/>}</text:p>
      <text:p text:style-name="P8"/>
      <text:p text:style-name="P8"><text:span text:style-name="T2"><text:s text:c="4"/></text:span><text:span text:style-name="T5">// j.category c, c.affiliate a</text:span></text:p>
      <text:p text:style-name="P8"><text:span text:style-name="T2"><text:s/></text:span><text:span text:style-name="T6"><text:s text:c="3"/></text:span><text:span text:style-name="T7">if</text:span><text:span text:style-name="T6">($affiliate_id) {</text:span></text:p>
      <text:p text:style-name="P15"><text:s text:c="6"/>$qb-&gt;leftJoin('j.category', 'c')</text:p>
      <text:p text:style-name="P15"><text:s text:c="8"/>-&gt;leftJoin('c.affiliates', 'a')</text:p>
      <text:p text:style-name="P15"><text:s text:c="8"/>-&gt;andWhere('a.id = :affiliate_id')</text:p>
      <text:p text:style-name="P15"><text:soft-page-break/><text:s text:c="8"/>-&gt;setParameter('affiliate_id', $affiliate_id);</text:p>
      <text:p text:style-name="P15"><text:s text:c="4"/>}</text:p>
      <text:p text:style-name="P7"><text:s text:c="4"/></text:p>
      <text:p text:style-name="P7"><text:s text:c="4"/>$query = $qb-&gt;getQuery();</text:p>
      <text:p text:style-name="P7"><text:s/></text:p>
      <text:p text:style-name="P8"><text:span text:style-name="T2"><text:s text:c="4"/></text:span><text:span text:style-name="T1">return </text:span><text:span text:style-name="T2">$query-&gt;getResult();</text:span></text:p>
      <text:p text:style-name="P7"><text:s text:c="2"/>}</text:p>
      <text:p text:style-name="P7"/>
      <text:p text:style-name="P7">...</text:p>
      <text:p text:style-name="P7"><text:s/></text:p>
      <text:p text:style-name="P8"><text:span text:style-name="T2">}</text:span></text:p>
      <text:p text:style-name="P8"><text:span text:style-name="T3"/></text:p>
      <text:p text:style-name="P10"><text:span text:style-name="T2">6. W klasie Job na końcu dodajemy metodę:</text:span></text:p>
      <text:p text:style-name="P10"><text:span text:style-name="T2"/></text:p>
      <text:p text:style-name="P10"><text:span text:style-name="T2">//src/Ens/JobeetBundle/Entity/Job.php</text:span></text:p>
      <text:p text:style-name="P10"><text:span text:style-name="T2">...</text:span></text:p>
      <text:p text:style-name="P8"><text:span text:style-name="T2"><text:s text:c="6"/></text:span><text:span text:style-name="T1">public function </text:span><text:span text:style-name="T2">asArray($host)</text:span></text:p>
      <text:p text:style-name="P7"><text:tab/>{</text:p>
      <text:p text:style-name="P8"><text:span text:style-name="T2"><text:tab/> <text:s text:c="3"/></text:span><text:span text:style-name="T1">return array</text:span><text:span text:style-name="T2">(</text:span></text:p>
      <text:p text:style-name="P8"><text:span text:style-name="T2"><text:tab/> <text:s text:c="7"/></text:span><text:span text:style-name="T4">'category' <text:s text:c="4"/></text:span><text:span text:style-name="T2">=&gt; $this-&gt;getCategory()-&gt;getName(),</text:span></text:p>
      <text:p text:style-name="P8"><text:span text:style-name="T2"><text:tab/> <text:s text:c="7"/></text:span><text:span text:style-name="T4">'type' <text:s text:c="8"/></text:span><text:span text:style-name="T2">=&gt; $this-&gt;getType(),</text:span></text:p>
      <text:p text:style-name="P8"><text:span text:style-name="T2"><text:tab/> <text:s text:c="7"/></text:span><text:span text:style-name="T4">'company' <text:s text:c="5"/></text:span><text:span text:style-name="T2">=&gt; $this-&gt;getCompany(),</text:span></text:p>
      <text:p text:style-name="P8"><text:span text:style-name="T2"><text:tab/> <text:s text:c="7"/></text:span><text:span text:style-name="T4">'logo' <text:s text:c="8"/></text:span><text:span text:style-name="T2">=&gt; $this-&gt;getLogo() </text:span><text:span text:style-name="T4">? '</text:span><text:span text:style-name="T2">http:</text:span><text:span text:style-name="T5">//' . $host . '/uploads/jobs/' . $this-&gt;getLogo() : null</text:span><text:span text:style-name="T2">,</text:span></text:p>
      <text:p text:style-name="P8"><text:span text:style-name="T2"><text:tab/> <text:s text:c="7"/></text:span><text:span text:style-name="T4">'url' <text:s text:c="9"/></text:span><text:span text:style-name="T2">=&gt; $this-&gt;getUrl(),</text:span></text:p>
      <text:p text:style-name="P8"><text:span text:style-name="T2"><text:tab/> <text:s text:c="7"/></text:span><text:span text:style-name="T4">'position' <text:s text:c="4"/></text:span><text:span text:style-name="T2">=&gt; $this-&gt;getPosition(),</text:span></text:p>
      <text:p text:style-name="P8"><text:span text:style-name="T2"><text:tab/> <text:s text:c="7"/></text:span><text:span text:style-name="T4">'location' <text:s text:c="4"/></text:span><text:span text:style-name="T2">=&gt; $this-&gt;getLocation(),</text:span></text:p>
      <text:p text:style-name="P8"><text:span text:style-name="T2"><text:tab/> <text:s text:c="7"/></text:span><text:span text:style-name="T4">'description' <text:s/></text:span><text:span text:style-name="T2">=&gt; $this-&gt;getDescription(),</text:span></text:p>
      <text:p text:style-name="P8"><text:span text:style-name="T2"><text:tab/> <text:s text:c="7"/></text:span><text:span text:style-name="T4">'how_to_apply' </text:span><text:span text:style-name="T2">=&gt; $this-&gt;getHowToApply(),</text:span></text:p>
      <text:p text:style-name="P8"><text:span text:style-name="T2"><text:tab/> <text:s text:c="7"/></text:span><text:span text:style-name="T4">'expires_at' <text:s text:c="2"/></text:span><text:span text:style-name="T2">=&gt; $this-&gt;getCreatedAt()-&gt;format(</text:span><text:span text:style-name="T4">'Y-m-d H:i:s'</text:span><text:span text:style-name="T2">),</text:span></text:p>
      <text:p text:style-name="P7"><text:tab/> <text:s text:c="3"/>);</text:p>
      <text:p text:style-name="P8"><text:span text:style-name="T2"><text:tab/>} </text:span></text:p>
      <text:p text:style-name="P8"><text:span text:style-name="T2"/></text:p>
      <text:p text:style-name="P10"><text:span text:style-name="T2">7. Dodanie templatek różnych formatów:</text:span></text:p>
      <text:p text:style-name="P10"><text:span text:style-name="T2"/></text:p>
      <text:p text:style-name="P11"><text:span text:style-name="T2">The xml Format</text:span></text:p>
      <text:p text:style-name="P10"><text:span text:style-name="T2">src/Ens/JobeetBundle/Resources/views/</text:span><text:span text:style-name="T6">Api/jobs.xml.twig</text:span></text:p>
      <text:p text:style-name="P10"><text:span text:style-name="T2"/></text:p>
      <text:p text:style-name="P8"><text:span text:style-name="T13">&lt;?</text:span><text:span text:style-name="T14">xml</text:span><text:span text:style-name="T2"> </text:span><text:span text:style-name="T15">version</text:span><text:span text:style-name="T2">=</text:span><text:span text:style-name="T16">"1.0"</text:span><text:span text:style-name="T2"> </text:span><text:span text:style-name="T15">encoding</text:span><text:span text:style-name="T2">=</text:span><text:span text:style-name="T16">"utf-8"</text:span><text:span text:style-name="T13">?&gt;</text:span></text:p>
      <text:p text:style-name="P8"><text:span text:style-name="T13">&lt;</text:span><text:span text:style-name="T14">jobs</text:span><text:span text:style-name="T13">&gt;</text:span></text:p>
      <text:p text:style-name="P8"><text:span text:style-name="T17">{%</text:span><text:span text:style-name="T1"> for </text:span><text:span text:style-name="T2">url</text:span><text:span text:style-name="T18">,</text:span><text:span text:style-name="T1"> </text:span><text:span text:style-name="T2">job</text:span><text:span text:style-name="T1"> in </text:span><text:span text:style-name="T2">jobs</text:span><text:span text:style-name="T1"> </text:span><text:span text:style-name="T17">%}</text:span></text:p>
      <text:p text:style-name="P8"><text:span text:style-name="T2"><text:s text:c="4"/></text:span><text:span text:style-name="T13">&lt;</text:span><text:span text:style-name="T14">job</text:span> <text:span text:style-name="T15">url</text:span><text:span text:style-name="T2">=</text:span>"<text:span text:style-name="T17">{{</text:span><text:span text:style-name="T1"> </text:span><text:span text:style-name="T2">url</text:span><text:span text:style-name="T1"> </text:span><text:span text:style-name="T17">}}</text:span>"<text:span text:style-name="T13">&gt;</text:span></text:p>
      <text:p text:style-name="P8"><text:span text:style-name="T17">{%</text:span><text:span text:style-name="T1"> for </text:span><text:span text:style-name="T2">key</text:span><text:span text:style-name="T18">,</text:span><text:span text:style-name="T2">value</text:span><text:span text:style-name="T1"> in </text:span><text:span text:style-name="T2">job</text:span><text:span text:style-name="T1"> </text:span><text:span text:style-name="T17">%}</text:span></text:p>
      <text:p text:style-name="P8"><text:span text:style-name="T2"><text:s text:c="8"/></text:span><text:span text:style-name="T13">&lt;</text:span><text:span text:style-name="T16">{</text:span><text:span text:style-name="T2">{</text:span> key }}&gt;{{ value }}&lt;/{{ key }}&gt;</text:p>
      <text:p text:style-name="P8"><text:span text:style-name="T17">{%</text:span><text:span text:style-name="T1"> endfor </text:span><text:span text:style-name="T17">%}</text:span></text:p>
      <text:p text:style-name="P8"><text:s text:c="4"/><text:span text:style-name="T13">&lt;/</text:span><text:span text:style-name="T14">job</text:span><text:span text:style-name="T13">&gt;</text:span></text:p>
      <text:p text:style-name="P8"><text:span text:style-name="T17">{%</text:span><text:span text:style-name="T1"> endfor </text:span><text:span text:style-name="T17">%}</text:span></text:p>
      <text:p text:style-name="P8"><text:span text:style-name="T13">&lt;/</text:span><text:span text:style-name="T14">jobs</text:span><text:span text:style-name="T13">&gt;</text:span></text:p>
      <text:p text:style-name="P10"><text:span text:style-name="T2"/></text:p>
      <text:p text:style-name="P11"><text:span text:style-name="T2">The json Format</text:span></text:p>
      <text:p text:style-name="P10"><text:span text:style-name="T2">src/Ens/JobeetBundle/Resources/views/</text:span><text:span text:style-name="T6">Api/jobs.json.twig</text:span></text:p>
      <text:p text:style-name="P10"><text:span text:style-name="T2"/></text:p>
      <text:p text:style-name="P8"><text:span text:style-name="T17">{%</text:span><text:span text:style-name="T1"> for </text:span><text:span text:style-name="T2">url</text:span><text:span text:style-name="T18">,</text:span><text:span text:style-name="T1"> </text:span><text:span text:style-name="T2">job</text:span><text:span text:style-name="T1"> in </text:span><text:span text:style-name="T2">jobs</text:span><text:span text:style-name="T1"> </text:span><text:span text:style-name="T17">%}</text:span></text:p>
      <text:p text:style-name="P8"><text:span text:style-name="T17">{%</text:span><text:span text:style-name="T1"> i </text:span><text:span text:style-name="T18">=</text:span><text:span text:style-name="T1"> </text:span><text:span text:style-name="T11">0</text:span><text:span text:style-name="T18">,</text:span><text:span text:style-name="T1"> </text:span><text:span text:style-name="T2">count</text:span><text:span text:style-name="T18">(</text:span><text:span text:style-name="T2">jobs</text:span><text:span text:style-name="T18">),</text:span><text:span text:style-name="T1"> </text:span><text:span text:style-name="T18">++</text:span><text:span text:style-name="T2">i</text:span><text:span text:style-name="T1"> </text:span><text:span text:style-name="T17">%}</text:span></text:p>
      <text:p text:style-name="P7">[</text:p>
      <text:p text:style-name="P8"><text:span text:style-name="T2"><text:s text:c="4"/>"url":"</text:span><text:span text:style-name="T17">{{</text:span><text:span text:style-name="T1"> </text:span><text:span text:style-name="T2">url</text:span><text:span text:style-name="T1"> </text:span><text:span text:style-name="T17">}}</text:span><text:span text:style-name="T2">",</text:span></text:p>
      <text:p text:style-name="P8"><text:span text:style-name="T17">{%</text:span><text:span text:style-name="T1"> for </text:span><text:span text:style-name="T2">key</text:span><text:span text:style-name="T18">,</text:span><text:span text:style-name="T1"> </text:span><text:span text:style-name="T2">value</text:span><text:span text:style-name="T1"> in </text:span><text:span text:style-name="T2">job</text:span><text:span text:style-name="T1"> </text:span><text:span text:style-name="T17">%}</text:span><text:span text:style-name="T2"> </text:span><text:span text:style-name="T17">{%</text:span><text:span text:style-name="T1"> j </text:span><text:span text:style-name="T18">=</text:span><text:span text:style-name="T1"> </text:span><text:span text:style-name="T11">0</text:span><text:span text:style-name="T18">,</text:span><text:span text:style-name="T1"> </text:span><text:span text:style-name="T2">count</text:span><text:span text:style-name="T18">(</text:span><text:span text:style-name="T2">key</text:span><text:span text:style-name="T18">),</text:span><text:span text:style-name="T1"> </text:span><text:span text:style-name="T18">++</text:span><text:span text:style-name="T2">j</text:span><text:span text:style-name="T1"> </text:span><text:span text:style-name="T17">%}</text:span></text:p>
      <text:p text:style-name="P8"><text:span text:style-name="T2"><text:s text:c="4"/>"</text:span><text:span text:style-name="T17">{{</text:span><text:span text:style-name="T1"> </text:span><text:span text:style-name="T2">key</text:span><text:span text:style-name="T1"> </text:span><text:span text:style-name="T17">}}</text:span><text:span text:style-name="T2">":"</text:span><text:span text:style-name="T17">{%</text:span><text:span text:style-name="T1"> if </text:span><text:span text:style-name="T2">j</text:span><text:span text:style-name="T1"> </text:span><text:span text:style-name="T18">==</text:span><text:span text:style-name="T1"> </text:span><text:span text:style-name="T2">count</text:span><text:span text:style-name="T18">(</text:span><text:span text:style-name="T2">key</text:span><text:span text:style-name="T18">)</text:span><text:span text:style-name="T17">%}</text:span><text:span text:style-name="T2"> </text:span><text:span text:style-name="T17">{{</text:span><text:span text:style-name="T1"> </text:span><text:span text:style-name="T2">json_encode</text:span><text:span text:style-name="T18">(</text:span><text:span text:style-name="T2">value</text:span><text:span text:style-name="T18">)</text:span><text:span text:style-name="T1"> </text:span><text:span text:style-name="T17">}}</text:span><text:span text:style-name="T2">, </text:span><text:span text:style-name="T17">{%</text:span><text:span text:style-name="T1"> else </text:span><text:span text:style-name="T17">%}</text:span><text:span text:style-name="T2"> </text:span><text:span text:style-name="T17">{{</text:span><text:span text:style-name="T1"> </text:span><text:span text:style-name="T2">json_encode</text:span><text:span text:style-name="T18">(</text:span><text:span text:style-name="T2">value</text:span><text:span text:style-name="T18">)</text:span><text:span text:style-name="T1"> </text:span><text:span text:style-name="T17">}}</text:span></text:p>
      <text:p text:style-name="P8"><text:span text:style-name="T2"><text:s text:c="17"/></text:span><text:span text:style-name="T17">{%</text:span><text:span text:style-name="T1"> endif </text:span><text:span text:style-name="T17">%}</text:span><text:span text:style-name="T2">"</text:span></text:p>
      <text:p text:style-name="P8"><text:span text:style-name="T17">{%</text:span><text:span text:style-name="T1"> endfor </text:span><text:span text:style-name="T17">%}</text:span><text:span text:style-name="T2">]</text:span></text:p>
      <text:p text:style-name="P8"><text:span text:style-name="T17">{%</text:span><text:span text:style-name="T1"> endfor </text:span><text:span text:style-name="T17">%}</text:span></text:p>
      <text:p text:style-name="P10"><text:span text:style-name="T2"/></text:p>
      <text:p text:style-name="P11"><text:soft-page-break/><text:span text:style-name="T2">The yaml Format</text:span></text:p>
      <text:p text:style-name="P12"><text:span text:style-name="T2">src/Ens/JobeetBundle/Resources/views/</text:span><text:span text:style-name="T6">Api/jobs.yaml.twig</text:span></text:p>
      <text:p text:style-name="P12"><text:span text:style-name="T6"/></text:p>
      <text:p text:style-name="P9"><text:span text:style-name="T17">{%</text:span><text:span text:style-name="T1"> for </text:span><text:span text:style-name="T2">url</text:span><text:span text:style-name="T18">,</text:span><text:span text:style-name="T2">job</text:span><text:span text:style-name="T1"> in </text:span><text:span text:style-name="T2">jobs</text:span><text:span text:style-name="T1"> </text:span><text:span text:style-name="T17">%}</text:span></text:p>
      <text:p text:style-name="P8"><text:span text:style-name="T2"><text:s text:c="4"/>Url: </text:span><text:span text:style-name="T17">{{</text:span><text:span text:style-name="T1"> </text:span><text:span text:style-name="T2">url</text:span><text:span text:style-name="T1"> </text:span><text:span text:style-name="T17">}}</text:span></text:p>
      <text:p text:style-name="P8"><text:span text:style-name="T17">{%</text:span><text:span text:style-name="T1"> for </text:span><text:span text:style-name="T2">key</text:span><text:span text:style-name="T18">,</text:span><text:span text:style-name="T1"> </text:span><text:span text:style-name="T2">value</text:span><text:span text:style-name="T1"> in </text:span><text:span text:style-name="T2">job</text:span><text:span text:style-name="T1"> </text:span><text:span text:style-name="T17">%}</text:span></text:p>
      <text:p text:style-name="P8"><text:span text:style-name="T2"><text:s text:c="8"/></text:span><text:span text:style-name="T17">{{</text:span><text:span text:style-name="T1"> </text:span><text:span text:style-name="T2">key</text:span><text:span text:style-name="T1"> </text:span><text:span text:style-name="T17">}}</text:span><text:span text:style-name="T2">: </text:span><text:span text:style-name="T17">{{</text:span><text:span text:style-name="T1"> </text:span><text:span text:style-name="T2">value</text:span><text:span text:style-name="T1"> </text:span><text:span text:style-name="T17">}}</text:span></text:p>
      <text:p text:style-name="P8"><text:span text:style-name="T17">{%</text:span><text:span text:style-name="T1"> endfor </text:span><text:span text:style-name="T17">%}</text:span></text:p>
      <text:p text:style-name="P8"><text:span text:style-name="T17">{%</text:span><text:span text:style-name="T1"> endfor </text:span><text:span text:style-name="T17">%}</text:span></text:p>
      <text:p text:style-name="P8"><text:span text:style-name="T8"/></text:p>
      <text:p text:style-name="P19"><text:span text:style-name="T12">Dostęp przez url:</text:span></text:p>
      <text:p text:style-name="P19"><text:span text:style-name="T12"/></text:p>
      <text:p text:style-name="P19"><text:span text:style-name="T12">token aktywny</text:span></text:p>
      <text:p text:style-name="P19"><text:span text:style-name="T12">http://jobeet2.localhost/app_dev.php/api/sensio-labs/jobs.xml</text:span></text:p>
      <text:p text:style-name="P19"><text:span text:style-name="T12">http://jobeet2.localhost/app_dev.php/api/sensio-labs/jobs.json</text:span></text:p>
      <text:p text:style-name="P19"><text:span text:style-name="T12">http://jobeet2.localhost/app_dev.php/api/sensio-labs/jobs.yaml</text:span></text:p>
      <text:p text:style-name="P19"><text:span text:style-name="T12"/></text:p>
      <text:p text:style-name="P19"><text:span text:style-name="T12">token nieaktywny:</text:span></text:p>
      <text:p text:style-name="P19"><text:span text:style-name="T12">http://jobeet2.localhost/app_dev.php/api/symfony/jobs.xml</text:span></text:p>
      <text:p text:style-name="P19"><text:span text:style-name="T12">http://jobeet2.localhost/app_dev.php/api/symfony/jobs.json</text:span></text:p>
      <text:p text:style-name="P19"><text:span text:style-name="T12">http://jobeet2.localhost/app_dev.php/api/symfony/jobs.ya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1M29S</meta:editing-duration>
    <meta:editing-cycles>31</meta:editing-cycles>
    <meta:generator>OpenOffice.org/3.3$Win32 OpenOffice.org_project/330m20$Build-9567</meta:generator>
    <dc:date>2014-05-07T12:57:21.06</dc:date>
    <dc:creator>szymon idczak</dc:creator>
    <meta:document-statistic meta:table-count="0" meta:image-count="0" meta:object-count="0" meta:page-count="6" meta:paragraph-count="275" meta:word-count="689" meta:character-count="8395"/>
    <meta:user-defined meta:name="Info 1"/>
    <meta:user-defined meta:name="Info 2"/>
    <meta:user-defined meta:name="Info 3"/>
    <meta:user-defined meta:name="Info 4"/>
  </office:meta>
</office:document-meta>
</file>